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CaslonPro-Regular" svg:font-family="ACaslonPro-Regular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ACaslonPro-Regular" style:font-size-asian="12pt" style:font-name-complex="ACaslonPro-Regular" style:font-size-complex="12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Times New Roman" fo:font-size="80pt" style:font-name-asian="ACaslonPro-Regular" style:font-size-asian="80pt" style:font-name-complex="ACaslonPro-Regular" style:font-size-complex="80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" fo:font-size="230pt" style:font-name-asian="ACaslonPro-Regular" style:font-size-asian="230pt" style:font-name-complex="ACaslonPro-Regular" style:font-size-complex="23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ACaslonPro-Regular" style:font-size-asian="12pt" style:font-name-complex="ACaslonPro-Regular" style:font-size-complex="12pt"/>
    </style:style>
    <style:style style:name="T1" style:family="text">
      <style:text-properties style:font-name="TimesNewRomanPSMT" style:font-name-asian="TimesNewRomanPSMT" style:font-name-complex="TimesNewRomanPS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Clouds are Clearing</text:p>
      <text:p text:style-name="P1"/>
      <text:p text:style-name="P1">These arms are a clothing rack, I say.</text:p>
      <text:p text:style-name="P1">This kiss is the makeup you dabbed over the scar on your face when you were thirteen</text:p>
      <text:p text:style-name="P1">My breath is erasing that note you wrote too fast in your coworker's birthday card,</text:p>
      <text:p text:style-name="P1">My chest is the shed you hid in when you wanted your parents to leave you at Sam's Club,</text:p>
      <text:p text:style-name="P1">My exhale is the moisture bleeding the ink of the love letter you dropped somewhere in the snow when you were twelve.</text:p>
      <text:p text:style-name="P1"><text:span text:style-name="T1">T</text:span>hese storm fronts in our heads, they catch the sunbeams before they have the chance to reach us</text:p>
      <text:p text:style-name="P1">And tell us to forget the stars</text:p>
      <text:p text:style-name="P1">But let these whispers start the wind again</text:p>
      <text:p text:style-name="P1">May there be nothing subtle, coherent, or delicate in our demands</text:p>
      <text:p text:style-name="P1">We want the sky</text:p>
      <text:p text:style-name="P1">We want the transient and the incomplete</text:p>
      <text:p text:style-name="P1">We want what was never possible, what was never real, what returns as echoes when we throw it into these dark drunken nights. <text:s/></text:p>
      <text:p text:style-name="P1">We deserved this all along.</text:p>
      <text:p text:style-name="P1"/>
      <text:p text:style-name="P1">And I know, I see heartbreak everywhere,</text:p>
      <text:p text:style-name="P1">even in me</text:p>
      <text:p text:style-name="P1">And I know, as humans we were meant to break. <text:s/></text:p>
      <text:p text:style-name="P1">We were meant to hurt</text:p>
      <text:p text:style-name="P1">But we were meant to chase</text:p>
      <text:p text:style-name="P1">Until the tendons that bind us break</text:p>
      <text:p text:style-name="P1">Like a thousand marathon runners crossing the finish line in first place</text:p>
      <text:p text:style-name="P1"/>
      <text:p text:style-name="P1">A chase; if anything, that's what it is.</text:p>
      <text:p text:style-name="P1">If you've got the slightest inkling,</text:p>
      <text:p text:style-name="P1">to a burning call,</text:p>
      <text:p text:style-name="P1">Lace your cross trainers up. <text:s/></text:p>
      <text:p text:style-name="P3"><text:soft-page-break/>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CaslonPro-Regular" svg:font-family="ACaslonPro-Regular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6T16:13:32</meta:creation-date>
    <dc:date>2009-07-29T07:09:15</dc:date>
    <meta:editing-duration>PT08H00M20S</meta:editing-duration>
    <meta:editing-cycles>58</meta:editing-cycles>
    <meta:generator>NeoOffice/3.0$Unix OpenOffice.org_project/Patch 5</meta:generator>
    <meta:document-statistic meta:table-count="0" meta:image-count="0" meta:object-count="0" meta:page-count="2" meta:paragraph-count="26" meta:word-count="242" meta:character-count="1256"/>
    <meta:user-defined meta:name="Info 1"/>
    <meta:user-defined meta:name="Info 2"/>
    <meta:user-defined meta:name="Info 3"/>
    <meta:user-defined meta:name="Info 4"/>
  </office:meta>
</office:document-meta>
</file>